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stagem de ferramentas</text:p>
          </table:table-cell>
          <table:covered-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Fun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Versão</text:p>
          </table:table-cell>
          <table:table-cell table:style-name="ce2" office:value-type="string" calcext:value-type="string">
            <text:p>Conf Personalizada?</text:p>
          </table:table-cell>
          <table:table-cell table:style-name="ce5" office:value-type="string" calcext:value-type="string">
            <text:p>Líder de projeto: Everton – Descobrir o que um líder de projeto faz na metodologia RUP, Trazer ferramentas de controle de cronograma e EAP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7">
            <text:p>Analista de implementação</text:p>
          </table:table-cell>
          <table:table-cell table:style-name="ce1" office:value-type="string" calcext:value-type="string" table:number-columns-spanned="1" table:number-rows-spanned="7">
            <text:p>Fernando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Analista de sistemas: Otávio – Trazer classes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testes: Alisson – Trazer um estudo das ferramentas necessárias para efetuar teste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requisitos: Joziel – Trazer as ferramentas necessárias, e colar no otávio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DevOps/Analista de configuração: Anderson – Trazer as ferramentas e tecnologias necessárias para o desenvolvimento da aplicação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implementação: Fernando – Chicote divino.</text:p>
          </table:table-cell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Analista de requisitos</text:p>
          </table:table-cell>
          <table:table-cell table:style-name="ce1" office:value-type="string" calcext:value-type="string" table:number-columns-spanned="1" table:number-rows-spanned="7">
            <text:p>Jozie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Analista de sistemas</text:p>
          </table:table-cell>
          <table:table-cell table:style-name="ce1" office:value-type="string" calcext:value-type="string" table:number-columns-spanned="1" table:number-rows-spanned="7">
            <text:p>Otávio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<text:s text:c="2"/>Analista de testes</text:p>
          </table:table-cell>
          <table:table-cell table:style-name="ce1" office:value-type="string" calcext:value-type="string" table:number-columns-spanned="1" table:number-rows-spanned="7">
            <text:p>Alisson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DevOps</text:p>
          </table:table-cell>
          <table:table-cell table:style-name="ce1" office:value-type="string" calcext:value-type="string" table:number-columns-spanned="1" table:number-rows-spanned="7">
            <text:p>Anders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Eclips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Líder de projeto</text:p>
          </table:table-cell>
          <table:table-cell table:style-name="ce1" office:value-type="string" calcext:value-type="string" table:number-columns-spanned="1" table:number-rows-spanned="7">
            <text:p>Everton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2" table:default-cell-style-name="Default"/>
        <table:table-row table:style-name="ro1">
          <table:table-cell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1:'Analista de implementação'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1:37:01.349796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3T11:41:22.450367163</dc:date>
    <meta:editing-duration>PT22M25S</meta:editing-duration>
    <meta:editing-cycles>3</meta:editing-cycles>
    <meta:generator>LibreOffice/5.2.7.2$Linux_X86_64 LibreOffice_project/20m0$Build-2</meta:generator>
    <meta:document-statistic meta:table-count="6" meta:cell-count="27" meta:object-count="0"/>
  </office:meta>
</office:document-meta>
</file>